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3446" officeooo:paragraph-rsid="001e3446"/>
    </style:style>
    <style:style style:name="T1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<text:span text:style-name="T1">TEST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5T09:15:17.638371578</meta:creation-date>
    <dc:date>2022-12-15T09:16:07.120469070</dc:date>
    <meta:editing-duration>PT52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  <meta:generator>LibreOffice/5.3.6.1$Linux_X86_64 LibreOffice_project/30$Build-1</meta:generator>
  </office:meta>
</office:document-meta>
</file>